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1e0542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rsid="00206b32" officeooo:paragraph-rsid="00206b3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rsid="00206b32" officeooo:paragraph-rsid="0053e431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rsid="00206b32" officeooo:paragraph-rsid="007e2c4c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rsid="00206b32" officeooo:paragraph-rsid="00805723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23c5a2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1" fo:font-size="11pt" fo:font-weight="normal" officeooo:paragraph-rsid="00283b76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1" fo:font-size="11pt" fo:font-weight="normal" officeooo:paragraph-rsid="0052436a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思源黑体 CN Regular1" fo:font-size="11pt" fo:font-weight="normal" officeooo:paragraph-rsid="0053e431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1" fo:font-size="11pt" fo:font-weight="normal" officeooo:paragraph-rsid="00805723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paragraph-rsid="002ad705"/>
    </style:style>
    <style:style style:name="P15" style:family="paragraph" style:parent-style-name="Standard" style:list-style-name="L1">
      <style:text-properties officeooo:paragraph-rsid="001e0542"/>
    </style:style>
    <style:style style:name="P16" style:family="paragraph" style:parent-style-name="Standard" style:list-style-name="L1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思源黑体 CN Regular1" fo:font-size="11pt" fo:font-weight="normal" officeooo:paragraph-rsid="002a27fa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思源黑体 CN Regular1" fo:font-size="11pt" fo:font-weight="normal" officeooo:paragraph-rsid="0035ce53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3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3">
      <style:text-properties style:font-name="思源黑体 CN Regular1" fo:font-size="11pt" fo:font-weight="normal" officeooo:paragraph-rsid="003683be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text-properties style:font-name="思源黑体 CN Regular1" fo:font-size="11pt" fo:font-weight="normal" officeooo:rsid="00206b32" officeooo:paragraph-rsid="00283b76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5">
      <style:text-properties style:font-name="思源黑体 CN Regular1" fo:font-size="11pt" fo:font-weight="normal" officeooo:rsid="00206b32" officeooo:paragraph-rsid="007269a8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6">
      <style:text-properties style:font-name="思源黑体 CN Regular1" fo:font-size="11pt" fo:font-weight="normal" officeooo:rsid="00206b32" officeooo:paragraph-rsid="0087a394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officeooo:paragraph-rsid="0026f1fe"/>
    </style:style>
    <style:style style:name="P27" style:family="paragraph" style:parent-style-name="Standard" style:list-style-name="L2">
      <style:text-properties officeooo:paragraph-rsid="002a27fa"/>
    </style:style>
    <style:style style:name="P28" style:family="paragraph" style:parent-style-name="Standard" style:list-style-name="L3">
      <style:text-properties officeooo:paragraph-rsid="002ad705"/>
    </style:style>
    <style:style style:name="P29" style:family="paragraph" style:parent-style-name="Standard" style:list-style-name="L4">
      <style:text-properties officeooo:paragraph-rsid="00206b32"/>
    </style:style>
    <style:style style:name="P30" style:family="paragraph" style:parent-style-name="Standard" style:list-style-name="L5">
      <style:text-properties officeooo:paragraph-rsid="008222e7"/>
    </style:style>
    <style:style style:name="P31" style:family="paragraph" style:parent-style-name="Standard" style:list-style-name="L5">
      <style:text-properties officeooo:paragraph-rsid="002ad705"/>
    </style:style>
    <style:style style:name="P32" style:family="paragraph" style:parent-style-name="Standard" style:list-style-name="L5">
      <style:text-properties officeooo:paragraph-rsid="007269a8"/>
    </style:style>
    <style:style style:name="P33" style:family="paragraph" style:parent-style-name="Standard" style:list-style-name="L5">
      <style:text-properties officeooo:rsid="008222e7" officeooo:paragraph-rsid="008222e7"/>
    </style:style>
    <style:style style:name="P34" style:family="paragraph" style:parent-style-name="Standard" style:list-style-name="L6">
      <style:text-properties officeooo:rsid="008222e7" officeooo:paragraph-rsid="0087a394"/>
    </style:style>
    <style:style style:name="P35" style:family="paragraph" style:parent-style-name="Standard" style:list-style-name="L6">
      <style:text-properties officeooo:paragraph-rsid="0087a394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2ad705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6f1f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206b32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7269a8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6f1f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26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8222e7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officeooo:rsid="002ad705"/>
    </style:style>
    <style:style style:name="T23" style:family="text">
      <style:text-properties officeooo:rsid="0053e431"/>
    </style:style>
    <style:style style:name="T24" style:family="text">
      <style:text-properties style:text-underline-style="none" officeooo:rsid="0053e431"/>
    </style:style>
    <style:style style:name="T25" style:family="text">
      <style:text-properties officeooo:rsid="007e2c4c"/>
    </style:style>
    <style:style style:name="T26" style:family="text">
      <style:text-properties officeooo:rsid="008057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>模块名:<text:bookmark-start text:name="__DdeLink__21737_1989413778"/>业务提成<text:bookmark-end text:name="__DdeLink__21737_1989413778"/></text:p>
      <text:p text:style-name="P8"><text:tab/>导航<text:span text:style-name="T2">下拉名_1:业务提成</text:span></text:p>
      <text:p text:style-name="P8"><text:tab/><text:tab/>导航<text:span text:style-name="T2">名_1:业务提成权重分配</text:span></text:p>
      <text:p text:style-name="P11"><text:tab/><text:tab/><text:tab/>功能名_<text:span text:style-name="T1">1:列表 功能类型:网格 url:weightallot/v1/list</text:span></text:p>
      <text:list xml:id="list4381237573744038011" text:style-name="L1">
        <text:list-item>
          <text:p text:style-name="P15"><text:bookmark-start text:name="__DdeLink__356_1697223427"/><text:span text:style-name="T6">字段名:</text:span><text:span text:style-name="T10">地区</text:span></text:p>
        </text:list-item>
        <text:list-item>
          <text:p text:style-name="P15"><text:span text:style-name="T6">字段名:</text:span><text:span text:style-name="T10">项目名称</text:span></text:p>
        </text:list-item>
        <text:list-item>
          <text:p text:style-name="P15"><text:span text:style-name="T6">字段名:</text:span><text:span text:style-name="T10">信息提供占比</text:span></text:p>
        </text:list-item>
        <text:list-item>
          <text:p text:style-name="P15"><text:span text:style-name="T6">字段名:</text:span><text:span text:style-name="T10">业务揽接占比</text:span></text:p>
        </text:list-item>
        <text:list-item>
          <text:p text:style-name="P15"><text:span text:style-name="T6">字段名:</text:span><text:span text:style-name="T10">业务洽谈占比</text:span></text:p>
        </text:list-item>
        <text:list-item>
          <text:p text:style-name="P15"><text:span text:style-name="T6">字段名:</text:span><text:span text:style-name="T10">维护占比</text:span></text:p>
        </text:list-item>
        <text:list-item>
          <text:p text:style-name="P15"><text:span text:style-name="T6">字段名:</text:span><text:bookmark-end text:name="__DdeLink__356_1697223427"/><text:span text:style-name="T10">剩余占比</text:span></text:p>
        </text:list-item>
        <text:list-item>
          <text:p text:style-name="P16"><text:span text:style-name="T13">字段名:</text:span><text:span text:style-name="T12">总比例</text:span></text:p>
        </text:list-item>
        <text:list-item>
          <text:p text:style-name="P16"><text:span text:style-name="T13">字段名:</text:span><text:span text:style-name="T12">备注</text:span></text:p>
        </text:list-item>
      </text:list>
      <text:p text:style-name="P11"><text:tab/><text:tab/><text:tab/>功能名_<text:span text:style-name="T3">2:添加 功能类型:编辑 url:weightallot/v1/add</text:span></text:p>
      <text:list xml:id="list4906836743172315382" text:style-name="L2">
        <text:list-item>
          <text:p text:style-name="P26"><text:bookmark-start text:name="__DdeLink__356_16972234271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6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7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bookmark-end text:name="__DdeLink__356_16972234271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7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8"><text:span text:style-name="T13">字段名:</text:span><text:span text:style-name="T12">备注 </text:span><text:span text:style-name="T13">字段类型:</text:span><text:span text:style-name="T14">文本框</text:span><text:span text:style-name="T13"> <text:s/>非必填</text:span></text:p>
        </text:list-item>
      </text:list>
      <text:p text:style-name="P11"><text:tab/><text:tab/><text:tab/>功能名_<text:span text:style-name="T3">3:编辑 功能类型:编辑 url:weightallot/v1/edit</text:span></text:p>
      <text:list xml:id="list3609072090051326270" text:style-name="L3">
        <text:list-item>
          <text:p text:style-name="P28"><text:bookmark-start text:name="__DdeLink__356_169722342712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bookmark-end text:name="__DdeLink__356_169722342712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9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20"><text:span text:style-name="T13">字段名:</text:span><text:span text:style-name="T12">备注 </text:span><text:span text:style-name="T13">字段类型:</text:span><text:span text:style-name="T14">文本框</text:span><text:span text:style-name="T13"> 非必填</text:span></text:p>
        </text:list-item>
      </text:list>
      <text:p text:style-name="P11"><text:tab/><text:tab/><text:tab/>功能名_<text:span text:style-name="T3">4:导入 url:weightallot/v1/importExcel</text:span></text:p>
      <text:p text:style-name="P11"><text:tab/><text:tab/><text:tab/>功能名_<text:span text:style-name="T5">5:导出 url:weightallot/v1/export</text:span></text:p>
      <text:p text:style-name="P7"><text:tab/><text:tab/><text:tab/>功能名_<text:span text:style-name="T5">6:文件上传,文件列表,附件下载,附件删除</text:span></text:p>
      <text:p text:style-name="P10"><text:tab/><text:tab/><text:tab/>功能名_<text:span text:style-name="T22">7:权限模块(模块权限,下拉框权限,功能权限)</text:span></text:p>
      <text:p text:style-name="P1"><text:tab/><text:tab/><text:tab/></text:p>
      <text:p text:style-name="P9"><text:tab/><text:tab/>导航名_<text:span text:style-name="T4">2:业务提成定额</text:span></text:p>
      <text:p text:style-name="P12"><text:tab/><text:tab/><text:tab/>功能名_<text:span text:style-name="T4">1:列表 功能类型:网格 </text:span><text:span text:style-name="T24">url:commissionquota/v1/list</text:span></text:p>
      <text:list xml:id="list3954429145098596965" text:style-name="L4">
        <text:list-item>
          <text:p text:style-name="P29"><text:span text:style-name="T7">字段名:</text:span><text:span text:style-name="T10">地区</text:span></text:p>
        </text:list-item>
        <text:list-item>
          <text:p text:style-name="P29"><text:span text:style-name="T7">字段名:</text:span><text:span text:style-name="T10">项目名称</text:span></text:p>
        </text:list-item>
        <text:list-item>
          <text:p text:style-name="P29"><text:soft-page-break/><text:span text:style-name="T7">字段名:</text:span><text:span text:style-name="T10">实际业务提成总额</text:span></text:p>
        </text:list-item>
        <text:list-item>
          <text:p text:style-name="P29"><text:span text:style-name="T7">字段名:</text:span><text:span text:style-name="T10">信息提供人</text:span></text:p>
        </text:list-item>
        <text:list-item>
          <text:p text:style-name="P29"><text:span text:style-name="T7">字段名:</text:span><text:span text:style-name="T10">信息提供占额</text:span></text:p>
        </text:list-item>
        <text:list-item>
          <text:p text:style-name="P29"><text:span text:style-name="T7">字段名:</text:span><text:span text:style-name="T10">业务揽接人</text:span></text:p>
        </text:list-item>
        <text:list-item>
          <text:p text:style-name="P29"><text:span text:style-name="T7">字段名:</text:span><text:span text:style-name="T10">业务揽接占额</text:span></text:p>
        </text:list-item>
        <text:list-item>
          <text:p text:style-name="P21"><text:span text:style-name="T13">字段名:</text:span><text:span text:style-name="T12">业务洽谈人</text:span></text:p>
        </text:list-item>
        <text:list-item>
          <text:p text:style-name="P21"><text:span text:style-name="T13">字段名:</text:span><text:span text:style-name="T12">业务洽谈占额</text:span></text:p>
        </text:list-item>
        <text:list-item>
          <text:p text:style-name="P21"><text:span text:style-name="T13">字段名:</text:span><text:span text:style-name="T12">维护人</text:span></text:p>
        </text:list-item>
        <text:list-item>
          <text:p text:style-name="P21"><text:span text:style-name="T13">字段名:</text:span><text:span text:style-name="T12">维护占额</text:span></text:p>
        </text:list-item>
        <text:list-item>
          <text:p text:style-name="P21"><text:span text:style-name="T13">字段名:</text:span><text:span text:style-name="T12">剩余占额</text:span></text:p>
        </text:list-item>
        <text:list-item>
          <text:p text:style-name="P21"><text:span text:style-name="T13">字段名:</text:span><text:span text:style-name="T12">备注</text:span></text:p>
        </text:list-item>
      </text:list>
      <text:p text:style-name="P4"><text:tab/><text:tab/><text:tab/>功能名_2:添加 功能类型:编辑 <text:span text:style-name="T23">url:commissionquota/v1/add</text:span></text:p>
      <text:list xml:id="list2571125828192497065" text:style-name="L5">
        <text:list-item>
          <text:p text:style-name="P30"><text:span text:style-name="T7">字段名:</text:span><text:span text:style-name="T10">地区 </text:span><text:span text:style-name="T19">字段类型: </text:span><text:bookmark-start text:name="__DdeLink__22000_1989413778"/><text:span text:style-name="T10">下拉单选可填</text:span><text:bookmark-end text:name="__DdeLink__22000_1989413778"/><text:span text:style-name="T10"> </text:span><text:span text:style-name="T19">必填 </text:span><text:span text:style-name="T21">url:commissionquota/v1/area</text:span></text:p>
        </text:list-item>
        <text:list-item>
          <text:p text:style-name="P31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3"><text:span text:style-name="T19">u</text:span><text:span text:style-name="T17">rl:commissionquota/v1/project/name</text:span></text:p>
        </text:list-item>
        <text:list-item>
          <text:p text:style-name="P30"><text:span text:style-name="T7">字段名:</text:span><text:span text:style-name="T10">实际业务提成总额 </text:span><text:span text:style-name="T19">字段类型:</text:span><text:span text:style-name="T10">下拉单选可填 </text:span><text:span text:style-name="T19">必填 </text:span><text:span text:style-name="T21">url:commissionquota/v1/actualAmount</text:span></text:p>
        </text:list-item>
        <text:list-item>
          <text:p text:style-name="P32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1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</text:list-item>
        <text:list-item>
          <text:p text:style-name="P32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2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23"><text:bookmark-start text:name="__DdeLink__359_1697223427"/><text:span text:style-name="T13">字段名:</text:span><text:span text:style-name="T12">备注</text:span><text:bookmark-end text:name="__DdeLink__359_1697223427"/></text:p>
        </text:list-item>
      </text:list>
      <text:p text:style-name="P5"><text:tab/><text:tab/><text:tab/>功能名_3:编辑 功能类型:编辑<text:span text:style-name="T25">url:commissionquota/v1/edit</text:span></text:p>
      <text:list xml:id="list1608180289645080714" text:style-name="L6">
        <text:list-item>
          <text:p text:style-name="P35"><text:span text:style-name="T7">字段名:</text:span><text:span text:style-name="T10">地区 </text:span><text:span text:style-name="T19">字段类型: </text:span><text:bookmark-start text:name="__DdeLink__22000_19894137781"/><text:span text:style-name="T10">下拉单选可填</text:span><text:bookmark-end text:name="__DdeLink__22000_19894137781"/><text:span text:style-name="T10"> </text:span><text:span text:style-name="T19">必填 </text:span><text:span text:style-name="T21">url:commissionquota/v1/area</text:span></text:p>
        </text:list-item>
        <text:list-item>
          <text:p text:style-name="P35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4"><text:span text:style-name="T19">u</text:span><text:span text:style-name="T17">rl:commissionquota/v1/project/name</text:span></text:p>
        </text:list-item>
        <text:list-item>
          <text:p text:style-name="P35"><text:span text:style-name="T19">字段名:</text:span><text:span text:style-name="T11">实际业务提成总额 </text:span><text:span text:style-name="T19">字段类型:</text:span><text:span text:style-name="T11">下拉单选可填 </text:span><text:span text:style-name="T19">必填 </text:span><text:span text:style-name="T21">url:commissionquota/v1/actualAmount</text:span></text:p>
        </text:list-item>
        <text:list-item>
          <text:p text:style-name="P35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5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</text:list-item>
        <text:list-item>
          <text:p text:style-name="P35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4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25"><text:bookmark-start text:name="__DdeLink__359_16972234271"/><text:span text:style-name="T13">字段名:</text:span><text:span text:style-name="T12">备注</text:span><text:bookmark-end text:name="__DdeLink__359_16972234271"/></text:p>
        </text:list-item>
      </text:list>
      <text:p text:style-name="P6"><text:tab/><text:tab/><text:tab/>功能名_4:删除 功能类型:编辑 <text:span text:style-name="T26">url:commissionquota/v1/delete/{id}</text:span></text:p>
      <text:p text:style-name="P13"><text:tab/><text:tab/><text:tab/>功能名_<text:span text:style-name="T22">6:导出 url:commissionquota/v1/export</text:span></text:p>
      <text:p text:style-name="P3"><text:tab/><text:tab/><text:tab/>功能名_<text:span text:style-name="T22">7:文件上传,文件列表,附件下载,附件删除</text:span></text:p>
      <text:p text:style-name="P14"><text:soft-page-break/><text:span text:style-name="T7"><text:s text:c="24"/>功能名_</text:span><text:span text:style-name="T9">8:</text:span><text:span text:style-name="T7"> 权限模块</text:span><text:span text:style-name="T8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8-14T10:06:56.671840579</dc:date>
    <meta:editing-duration>PT18H33M14S</meta:editing-duration>
    <meta:editing-cycles>24</meta:editing-cycles>
    <meta:generator>LibreOffice/5.1.3.2$Linux_X86_64 LibreOffice_project/10$Build-2</meta:generator>
    <meta:document-statistic meta:table-count="0" meta:image-count="0" meta:object-count="0" meta:page-count="3" meta:paragraph-count="78" meta:word-count="1150" meta:character-count="2121" meta:non-whitespace-character-count="1940"/>
  </office:meta>
</office:document-meta>
</file>